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84fe0" officeooo:paragraph-rsid="00377fe0"/>
    </style:style>
    <style:style style:name="P8" style:family="paragraph" style:parent-style-name="Table_20_Contents">
      <style:text-properties officeooo:rsid="001adbd8" officeooo:paragraph-rsid="001adbd8"/>
    </style:style>
    <style:style style:name="P9" style:family="paragraph" style:parent-style-name="Table_20_Contents">
      <style:text-properties officeooo:rsid="001d286a" officeooo:paragraph-rsid="001d286a"/>
    </style:style>
    <style:style style:name="P10" style:family="paragraph" style:parent-style-name="Table_20_Contents">
      <style:text-properties officeooo:rsid="001d7ea3" officeooo:paragraph-rsid="001d7ea3"/>
    </style:style>
    <style:style style:name="P11" style:family="paragraph" style:parent-style-name="Standard">
      <style:paragraph-properties fo:text-align="start" style:justify-single-word="false"/>
    </style:style>
    <style:style style:name="P12" style:family="paragraph" style:parent-style-name="Standard">
      <style:text-properties officeooo:rsid="00184fe0" officeooo:paragraph-rsid="00184fe0"/>
    </style:style>
    <style:style style:name="P13" style:family="paragraph" style:parent-style-name="Standard">
      <style:text-properties officeooo:rsid="001b8155" officeooo:paragraph-rsid="001b8155"/>
    </style:style>
    <style:style style:name="P14" style:family="paragraph" style:parent-style-name="Standard">
      <style:text-properties officeooo:rsid="001f0e86" officeooo:paragraph-rsid="001f0e86"/>
    </style:style>
    <style:style style:name="P15" style:family="paragraph" style:parent-style-name="Standard">
      <style:text-properties officeooo:rsid="00201b00" officeooo:paragraph-rsid="00201b00"/>
    </style:style>
    <style:style style:name="P16" style:family="paragraph" style:parent-style-name="Standard">
      <style:text-properties officeooo:rsid="0020e102" officeooo:paragraph-rsid="0020e102"/>
    </style:style>
    <style:style style:name="P17" style:family="paragraph" style:parent-style-name="Standard">
      <style:text-properties officeooo:rsid="00216e75" officeooo:paragraph-rsid="00216e75"/>
    </style:style>
    <style:style style:name="P18" style:family="paragraph" style:parent-style-name="Standard">
      <style:text-properties officeooo:rsid="002c32f2" officeooo:paragraph-rsid="002c32f2"/>
    </style:style>
    <style:style style:name="P19" style:family="paragraph" style:parent-style-name="Standard">
      <style:text-properties officeooo:rsid="002faac5"/>
    </style:style>
    <style:style style:name="P20" style:family="paragraph" style:parent-style-name="Standard">
      <style:text-properties officeooo:rsid="00317cc9" officeooo:paragraph-rsid="00317cc9"/>
    </style:style>
    <style:style style:name="P21" style:family="paragraph" style:parent-style-name="Standard">
      <style:text-properties officeooo:rsid="003471cc" officeooo:paragraph-rsid="003471cc"/>
    </style:style>
    <style:style style:name="P22" style:family="paragraph" style:parent-style-name="Text_20_body">
      <style:text-properties officeooo:rsid="001adbd8" officeooo:paragraph-rsid="001adbd8"/>
    </style:style>
    <style:style style:name="P23" style:family="paragraph" style:parent-style-name="Text_20_body">
      <style:text-properties officeooo:rsid="0020e102" officeooo:paragraph-rsid="0020e102"/>
    </style:style>
    <style:style style:name="P24" style:family="paragraph" style:parent-style-name="Text_20_body">
      <style:text-properties officeooo:rsid="002c32f2" officeooo:paragraph-rsid="003825ba"/>
    </style:style>
    <style:style style:name="P25" style:family="paragraph" style:parent-style-name="Text_20_body">
      <style:text-properties officeooo:paragraph-rsid="003825ba"/>
    </style:style>
    <style:style style:name="P26" style:family="paragraph" style:parent-style-name="Text_20_body">
      <style:paragraph-properties fo:margin-top="0in" fo:margin-bottom="0in" loext:contextual-spacing="false"/>
      <style:text-properties officeooo:paragraph-rsid="003825ba"/>
    </style:style>
    <style:style style:name="P27" style:family="paragraph" style:parent-style-name="Standard" style:list-style-name="L8">
      <style:text-properties officeooo:rsid="00201b00" officeooo:paragraph-rsid="00201b00"/>
    </style:style>
    <style:style style:name="P28" style:family="paragraph" style:parent-style-name="Standard" style:list-style-name="L9">
      <style:text-properties officeooo:rsid="00317cc9" officeooo:paragraph-rsid="00317cc9"/>
    </style:style>
    <style:style style:name="P29" style:family="paragraph" style:parent-style-name="Standard">
      <style:text-properties officeooo:rsid="003c45e2" officeooo:paragraph-rsid="003c45e2"/>
    </style:style>
    <style:style style:name="P30" style:family="paragraph" style:parent-style-name="Table_20_Contents" style:list-style-name="L1">
      <style:text-properties officeooo:rsid="001d286a" officeooo:paragraph-rsid="001d286a"/>
    </style:style>
    <style:style style:name="P31" style:family="paragraph" style:parent-style-name="Table_20_Contents" style:list-style-name="L1">
      <style:text-properties officeooo:rsid="001d7ea3" officeooo:paragraph-rsid="001d7ea3"/>
    </style:style>
    <style:style style:name="P32" style:family="paragraph" style:parent-style-name="Table_20_Contents" style:list-style-name="L2">
      <style:text-properties officeooo:paragraph-rsid="00184fe0"/>
    </style:style>
    <style:style style:name="P33" style:family="paragraph" style:parent-style-name="Table_20_Contents" style:list-style-name="L2">
      <style:text-properties officeooo:rsid="001a308d" officeooo:paragraph-rsid="00184fe0"/>
    </style:style>
    <style:style style:name="P34" style:family="paragraph" style:parent-style-name="Text_20_body" style:list-style-name="L7">
      <style:text-properties officeooo:paragraph-rsid="00184fe0"/>
    </style:style>
    <style:style style:name="P35" style:family="paragraph" style:parent-style-name="Text_20_body" style:list-style-name="L7">
      <style:text-properties officeooo:rsid="00184fe0" officeooo:paragraph-rsid="00184fe0"/>
    </style:style>
    <style:style style:name="P36" style:family="paragraph" style:parent-style-name="Text_20_body" style:list-style-name="L3">
      <style:paragraph-properties fo:margin-top="0in" fo:margin-bottom="0in" loext:contextual-spacing="false"/>
      <style:text-properties officeooo:paragraph-rsid="00184fe0"/>
    </style:style>
    <style:style style:name="P37" style:family="paragraph" style:parent-style-name="Text_20_body" style:list-style-name="L4">
      <style:paragraph-properties fo:margin-top="0in" fo:margin-bottom="0in" loext:contextual-spacing="false"/>
      <style:text-properties officeooo:paragraph-rsid="00184fe0"/>
    </style:style>
    <style:style style:name="P38" style:family="paragraph" style:parent-style-name="Text_20_body" style:list-style-name="L5">
      <style:paragraph-properties fo:margin-top="0in" fo:margin-bottom="0in" loext:contextual-spacing="false"/>
      <style:text-properties officeooo:paragraph-rsid="00184fe0"/>
    </style:style>
    <style:style style:name="P39" style:family="paragraph" style:parent-style-name="Text_20_body" style:list-style-name="L6">
      <style:paragraph-properties fo:margin-top="0in" fo:margin-bottom="0in" loext:contextual-spacing="false"/>
      <style:text-properties officeooo:paragraph-rsid="00184fe0"/>
    </style:style>
    <style:style style:name="P40" style:family="paragraph" style:parent-style-name="Text_20_body">
      <style:paragraph-properties fo:margin-top="0in" fo:margin-bottom="0in" loext:contextual-spacing="false"/>
      <style:text-properties officeooo:rsid="003ac03f" officeooo:paragraph-rsid="003ac03f"/>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T12" style:family="text">
      <style:text-properties officeooo:rsid="000c27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isk usages issuse:</text:p>
      <text:p text:style-name="P29">remove disk</text:p>
      <text:p text:style-name="Standard"/>
      <text:p text:style-name="Standard"/>
      <text:p text:style-name="Standard"/>
      <text:p text:style-name="Standard"/>
      <text:p text:style-name="Standard"/>
      <text:p text:style-name="P21">PBX-26, 172.28.255.26</text:p>
      <text:p text:style-name="P21">PBX-30, 172.28.255.30</text:p>
      <text:p text:style-name="P21">PBX-17, 172.28.255.17</text:p>
      <text:p text:style-name="P21">All in svps-03</text:p>
      <text:p text:style-name="P21"/>
      <text:p text:style-name="Standard"/>
      <table:table table:name="Table2" table:style-name="Table2">
        <table:table-column table:style-name="Table2.A"/>
        <table:table-row table:style-name="TableLine94074789835296">
          <table:table-cell table:style-name="Table2.A1" office:value-type="string">
            <text:p text:style-name="P4">RESOURCES</text:p>
          </table:table-cell>
        </table:table-row>
        <table:table-row table:style-name="TableLine94074790014576">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074790015456">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074790016736">
          <table:table-cell table:style-name="Table1.A1" office:value-type="string">
            <text:p text:style-name="P1">SIP : session Initiation Protocol</text:p>
            <text:p text:style-name="P1"/>
            <text:p text:style-name="P1"/>
          </table:table-cell>
        </table:table-row>
        <table:table-row table:style-name="TableLine94074761827840">
          <table:table-cell table:style-name="Table1.A2" office:value-type="string">
            <text:p text:style-name="P1">RTP: Real Time Protocol</text:p>
            <text:p text:style-name="P1"/>
            <text:p text:style-name="P1"/>
          </table:table-cell>
        </table:table-row>
        <table:table-row table:style-name="TableLine94074761781760">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ext:soft-page-break/>
        <table:table-row table:style-name="TableLine94074761782016">
          <table:table-cell table:style-name="Table1.A2" office:value-type="string">
            <text:p text:style-name="P1">Inbound route:</text:p>
            <text:p text:style-name="P1"/>
          </table:table-cell>
        </table:table-row>
        <table:table-row table:style-name="TableLine94074790480400">
          <table:table-cell table:style-name="Table1.A2" office:value-type="string">
            <text:p text:style-name="P1">Outbound route:</text:p>
            <text:p text:style-name="P1"/>
          </table:table-cell>
        </table:table-row>
        <table:table-row table:style-name="TableLine94074790487568">
          <table:table-cell table:style-name="Table1.A2" office:value-type="string">
            <text:p text:style-name="P1">Basic PBX configuration:</text:p>
            <text:p text:style-name="P1"/>
          </table:table-cell>
        </table:table-row>
        <table:table-row table:style-name="TableLine94074790507664">
          <table:table-cell table:style-name="Table1.A2" office:value-type="string">
            <text:p text:style-name="P8">IAX TRUNK:</text:p>
            <text:p text:style-name="P8"/>
            <text:p text:style-name="P8"/>
            <text:p text:style-name="P8"/>
            <text:p text:style-name="P8"><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8"/>
            <text:p text:style-name="P22"><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8"/>
          </table:table-cell>
        </table:table-row>
        <text:soft-page-break/>
        <table:table-row table:style-name="TableLine94074790533136">
          <table:table-cell table:style-name="Table1.A2" office:value-type="string">
            <text:p text:style-name="P1"/>
            <text:p text:style-name="P9">CISCO PHONE PROVISIONING:</text:p>
            <text:list xml:id="list2404965803" text:style-name="L1">
              <text:list-item>
                <text:p text:style-name="P30">check IP, MAC MODEL No. of phone from settings &gt; network info from within the phone</text:p>
              </text:list-item>
              <text:list-item>
                <text:p text:style-name="P30">reset CISCO phone from admin section within the phone.</text:p>
              </text:list-item>
              <text:list-item>
                <text:p text:style-name="P30">Make an extension for the phone in any of PBX server.</text:p>
              </text:list-item>
              <text:list-item>
                <text:p text:style-name="P30">Now we need conf.xml file for phone provisioning.</text:p>
              </text:list-item>
              <text:list-item>
                <text:p text:style-name="P30">For configuration file, cisco phone uses TFTP protocol. It automatically pulls config file from TFTP servers which are hosted alongside PBX <text:span text:style-name="T9">@udp:69</text:span></text:p>
              </text:list-item>
              <text:list-item>
                <text:p text:style-name="P31">TFTP servers should be pointed in cisco phones</text:p>
              </text:list-item>
              <text:list-item>
                <text:p text:style-name="P31">now from <text:a xlink:type="simple" xlink:href="http://pbx02.wlink.com.np/phoneprovision/" text:style-name="Internet_20_link" text:visited-style-name="Visited_20_Internet_20_Link">http://pbx02.wlink.com.np/phoneprovision/</text:a> </text:p>
                <text:p text:style-name="P31"><draw:frame draw:style-name="fr1" draw:name="Image3" text:anchor-type="char" svg:width="6.3665in" svg:height="3.1756in" draw:z-index="2"><draw:image xlink:href="Pictures/100002010000050300000280D0D6308F004048F6.png" xlink:type="simple" xlink:show="embed" xlink:actuate="onLoad" loext:mime-type="image/png"/></draw:frame></text:p>
                <text:p text:style-name="P31"/>
              </text:list-item>
              <text:list-item>
                <text:p text:style-name="P31">fill the form accordingly.</text:p>
              </text:list-item>
              <text:list-item>
                <text:p text:style-name="P31">It will creates conf file within / tftpboot/ which is then pulled by cisco phones for further provisioning.</text:p>
              </text:list-item>
              <text:list-item>
                <text:p text:style-name="P31"/>
              </text:list-item>
            </text:list>
            <text:p text:style-name="P10"/>
          </table:table-cell>
        </table:table-row>
        <table:table-row table:style-name="TableLine94074790533824">
          <table:table-cell table:style-name="Table1.A2" office:value-type="string">
            <text:p text:style-name="P1"/>
          </table:table-cell>
        </table:table-row>
        <table:table-row table:style-name="TableLine94074790534432">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074790535040">
          <table:table-cell table:style-name="Table1.A2" office:value-type="string">
            <text:p text:style-name="P3">W1ink23[*], <text:span text:style-name="T1">sujan.tmg</text:span></text:p>
            <text:p text:style-name="P3"/>
          </table:table-cell>
        </table:table-row>
        <table:table-row table:style-name="TableLine94074790535728">
          <table:table-cell table:style-name="Table1.A2" office:value-type="string">
            <text:p text:style-name="P5">Hot line numbers:</text:p>
            <text:p text:style-name="P5"/>
            <text:p text:style-name="P5">youtube videos:</text:p>
            <text:p text:style-name="P5"/>
            <text:p text:style-name="P5"/>
          </table:table-cell>
        </table:table-row>
        <table:table-row table:style-name="TableLine94074790536416">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074790537104">
          <table:table-cell table:style-name="Table1.A2" office:value-type="string">
            <text:p text:style-name="P6"/>
            <text:p text:style-name="P7"><text:soft-page-break/>10.12.10.<text:span text:style-name="T12">2 - 5</text:span></text:p>
            <text:p text:style-name="P6">Second PBX network config:</text:p>
            <text:list xml:id="list2968269617" text:style-name="L2">
              <text:list-item>
                <text:p text:style-name="P33">static ip address to centos</text:p>
                <text:p text:style-name="P32"><text:span text:style-name="T4">-</text:span>Create a file named /etc/sysconfig/network-scripts/ifcfg-eth0 as follows: </text:p>
              </text:list-item>
            </text:list>
            <text:list xml:id="list754493116" text:style-name="L3">
              <text:list-item>
                <text:p text:style-name="P36"><text:span text:style-name="User_20_Entry">DEVICE=eth0</text:span> </text:p>
              </text:list-item>
            </text:list>
            <text:list xml:id="list791457993" text:style-name="L4">
              <text:list-item>
                <text:p text:style-name="P37"><text:span text:style-name="User_20_Entry">BOOTPROTO=none</text:span> </text:p>
              </text:list-item>
            </text:list>
            <text:list xml:id="list2627165299" text:style-name="L5">
              <text:list-item>
                <text:p text:style-name="P38"><text:span text:style-name="User_20_Entry">ONBOOT=yes</text:span> </text:p>
              </text:list-item>
            </text:list>
            <text:list xml:id="list1472234814" text:style-name="L6">
              <text:list-item>
                <text:p text:style-name="P39"><text:span text:style-name="User_20_Entry">PREFIX=24</text:span> </text:p>
              </text:list-item>
            </text:list>
            <text:list xml:id="list2928595460" text:style-name="L7">
              <text:list-item>
                <text:p text:style-name="P34"><text:span text:style-name="User_20_Entry">IPADDR=</text:span><text:span text:style-name="User_20_Entry"><text:span text:style-name="T3">172.28.255.30</text:span></text:span></text:p>
              </text:list-item>
              <text:list-item>
                <text:p text:style-name="P34"><text:span text:style-name="User_20_Entry"><text:span text:style-name="T4">GATEWAY=172.28.255.250</text:span></text:span></text:p>
              </text:list-item>
              <text:list-item>
                <text:p text:style-name="P34"><text:span text:style-name="User_20_Entry"><text:span text:style-name="T5">DNS1=202.79.32.97</text:span></text:span></text:p>
              </text:list-item>
              <text:list-item>
                <text:p text:style-name="P34"><text:span text:style-name="User_20_Entry"><text:span text:style-name="T5">DNS2=8.8.8.8</text:span></text:span></text:p>
              </text:list-item>
              <text:list-item>
                <text:p text:style-name="P34"><text:span text:style-name="User_20_Entry"><text:span text:style-name="T4">systemctl restart network</text:span></text:span></text:p>
              </text:list-item>
              <text:list-item>
                <text:p text:style-name="P35"><text:span text:style-name="User_20_Entry"/></text:p>
              </text:list-item>
            </text:list>
            <text:p text:style-name="P6"/>
            <text:p text:style-name="P6"/>
          </table:table-cell>
        </table:table-row>
        <table:table-row table:style-name="TableLine94074790537792">
          <table:table-cell table:style-name="Table1.A2" office:value-type="string">
            <text:p text:style-name="P13">SIP vs IAX trunking:</text:p>
            <text:p text:style-name="P13"/>
            <text:p text:style-name="P12">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1"><text:span text:style-name="T7"><text:line-break/></text:span><text:span text:style-name="T8"> </text:span></text:p>
          </table:table-cell>
        </table:table-row>
        <table:table-row table:style-name="TableLine94074790538480">
          <table:table-cell table:style-name="Table1.A2" office:value-type="string">
            <text:p text:style-name="P14">DTMF is an encoding technique based on audio encoding to inform other end which keys are pressed.</text:p>
            <text:p text:style-name="P14"/>
            <text:p text:style-name="P14">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4"/>
          </table:table-cell>
        </table:table-row>
        <table:table-row table:style-name="TableLine94074790539168">
          <table:table-cell table:style-name="Table1.A2" office:value-type="string">
            <text:list xml:id="list1226863992" text:style-name="L8">
              <text:list-item>
                <text:p text:style-name="P27">Pairing PBX-26 and PBX-30 </text:p>
              </text:list-item>
              <text:list-item>
                <text:p text:style-name="P27"><text:span text:style-name="T10">I</text:span>ntegrating with one of our existing pbx</text:p>
              </text:list-item>
              <text:list-item>
                <text:p text:style-name="P27">general issues to resolve ?</text:p>
              </text:list-item>
            </text:list>
            <text:p text:style-name="P15"/>
            <text:p text:style-name="P15"/>
          </table:table-cell>
        </table:table-row>
        <table:table-row table:style-name="TableLine94074790539856">
          <table:table-cell table:style-name="Table1.A2" office:value-type="string">
            <text:p text:style-name="P16">ISSUES:</text:p>
            <text:p text:style-name="P23">[FATAL] retreive_conf failed to get engine information and cannot configure up a softwitch with out it. Error: ERROR-UNABLE-TO-PARSE</text:p>
            <text:p text:style-name="P23"/>
            <text:p text:style-name="P23">Resolution:<text:line-break/>search for this line of code in /var/lib/asterisk/bin/retrieve_conf:<text:line-break/><text:soft-pag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6"/>
            <text:p text:style-name="P15"/>
          </table:table-cell>
        </table:table-row>
        <table:table-row table:style-name="TableLine94074790540544">
          <table:table-cell table:style-name="Table1.A2" office:value-type="string">
            <text:p text:style-name="P17">Follow me: one or <text:s/>more no. ringing simultaneously, the packet could even be transferred <text:span text:style-name="T11">to</text:span> all follow <text:span text:style-name="T11">agents.</text:span></text:p>
            <text:p text:style-name="P17"/>
            <text:p text:style-name="P17"/>
          </table:table-cell>
        </table:table-row>
        <table:table-row table:style-name="TableLine94074790541232">
          <table:table-cell table:style-name="Table1.A2" office:value-type="string">
            <text:p text:style-name="P18">ISSUES:</text:p>
            <text:p text:style-name="P18"/>
            <text:p text:style-name="P18">[2021-10-26 20:38:29] WARNING[13935][C-00000027] channel.c: Prodding channel 'SIP/2002-0000002c' failed</text:p>
            <text:p text:style-name="P18"/>
            <text:p text:style-name="P18"/>
            <text:p text:style-name="P18">TRUNK Dial failed due to CHANUNAVAIL HANGUPCAUSE</text:p>
            <text:p text:style-name="P18"/>
            <text:p text:style-name="P18"/>
            <text:p text:style-name="P18"/>
            <text:p text:style-name="P18">silence/1&amp;cannot-complete-as-dialed&amp;check-number-dial-again,noanswer</text:p>
            <text:p text:style-name="P18"/>
            <text:p text:style-name="P18"/>
            <text:list xml:id="list2361931153" text:style-name="L9">
              <text:list-item>
                <text:p text:style-name="P28">actual issue is with the connection among zoiper and server, check the extension status, check it with call amount same exchange extension and then with other.</text:p>
              </text:list-item>
            </text:list>
            <text:p text:style-name="P20"/>
            <text:p text:style-name="P20"/>
            <text:p text:style-name="P20">SyntaxError: JSON.parse: unexpected character at line 1 column 1 of the JSON data</text:p>
            <text:p text:style-name="P20"/>
            <text:p text:style-name="P18"/>
          </table:table-cell>
        </table:table-row>
        <table:table-row table:style-name="TableLine94074790541920">
          <table:table-cell table:style-name="Table1.A2" office:value-type="string">
            <text:p text:style-name="P26"><text:span text:style-name="User_20_Entry">DEVICE=eth0</text:span> </text:p>
            <text:p text:style-name="P26"><text:span text:style-name="User_20_Entry">BOOTPROTO=none</text:span> </text:p>
            <text:p text:style-name="P26"><text:span text:style-name="User_20_Entry">ONBOOT=yes</text:span> </text:p>
            <text:p text:style-name="P26"><text:span text:style-name="User_20_Entry">PREFIX=24</text:span> </text:p>
            <text:p text:style-name="P25"><text:span text:style-name="User_20_Entry">IPADDR=</text:span><text:span text:style-name="User_20_Entry"><text:span text:style-name="T3">172.28.255.30</text:span></text:span></text:p>
            <text:p text:style-name="P25"><text:span text:style-name="User_20_Entry"><text:span text:style-name="T4">GATEWAY=172.28.255.250</text:span></text:span></text:p>
            <text:p text:style-name="P25"><text:span text:style-name="User_20_Entry"><text:span text:style-name="T5">DNS1=202.79.32.97</text:span></text:span></text:p>
            <text:p text:style-name="P24"><text:span text:style-name="User_20_Entry"><text:span text:style-name="T5">DNS2=8.8.8.8</text:span></text:span></text:p>
          </table:table-cell>
        </table:table-row>
        <table:table-row table:style-name="TableLine94074790542608">
          <table:table-cell table:style-name="Table1.A2" office:value-type="string">
            <text:p text:style-name="P40">Collecting debug information:</text:p>
            <text:p text:style-name="P26"><text:a xlink:type="simple" xlink:href="https://wiki.asterisk.org/wiki/display/AST/Collecting+Debug+Information" text:style-name="Internet_20_link" text:visited-style-name="Visited_20_Internet_20_Link">https://wiki.asterisk.org/wiki/display/AST/Collecting+Debug+Information</text:a></text:p>
            <text:p text:style-name="P26"/>
          </table:table-cell>
        </table:table-row>
      </table:table>
      <text:p text:style-name="Standard"><text:soft-page-break/></text:p>
      <text:p text:style-name="P19"/>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1-23T08:09:40.122496025</dc:date>
    <meta:editing-duration>P1DT5H46M14S</meta:editing-duration>
    <meta:editing-cycles>28</meta:editing-cycles>
    <meta:document-statistic meta:table-count="2" meta:image-count="3" meta:object-count="0" meta:page-count="6" meta:paragraph-count="111" meta:word-count="650" meta:character-count="4708" meta:non-whitespace-character-count="4173"/>
  </office:meta>
</office:document-meta>
</file>